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title">
      <style:graphic-properties fo:min-height="2.533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4.986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1.036cm" svg:y="13.97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4.267cm" svg:x="2.032cm" svg:y="1.27cm" presentation:class="title" presentation:user-transformed="true">
          <draw:text-box>
            <text:p text:style-name="P2"><text:span text:style-name="T1">Programming in Network </text:span><text:span text:style-name="T1"><text:line-break/></text:span><text:span text:style-name="T1">Environments</text:span></text:p>
          </draw:text-box>
        </draw:frame>
        <draw:frame presentation:style-name="pr1" draw:text-style-name="P4" draw:layer="layout" svg:width="23.211cm" svg:height="4.267cm" svg:x="2.443cm" svg:y="7.62cm" presentation:class="title" presentation:user-transformed="true">
          <draw:text-box>
            <text:p text:style-name="P2"><text:span text:style-name="T2">Session 1: Github + Pycharm</text:span></text:p>
          </draw:text-box>
        </draw:frame>
        <draw:frame presentation:style-name="pr2" draw:text-style-name="P5" draw:layer="layout" svg:width="6.858cm" svg:height="2.533cm" svg:x="20.066cm" svg:y="15.501cm" presentation:class="title" presentation:user-transformed="true">
          <draw:text-box>
            <text:p text:style-name="P2"><text:span text:style-name="T3">Course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1-28T17:26:04.340570943</dc:date>
    <meta:editing-duration>P7DT21H52S</meta:editing-duration>
    <meta:editing-cycles>494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